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63" calcext:value-type="float">
            <text:p>1263</text:p>
          </table:table-cell>
          <table:table-cell table:style-name="ce7" table:formula="of:=COUNTIF([.B7:.B999998];&quot;X&quot;)" office:value-type="float" office:value="1089" calcext:value-type="float">
            <text:p>108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8" calcext:value-type="float">
            <text:p>148</text:p>
          </table:table-cell>
          <table:table-cell table:style-name="ce25" table:formula="of:=SUM([.B2:.F2])" office:value-type="float" office:value="1344" calcext:value-type="float">
            <text:p>134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14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8">00/00/0000</text:date>, <text:time style:data-style-name="N2" text:time-value="21:00:01.6915105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28T21:00:28.853004491</dc:date>
    <meta:editing-duration>P1DT9H33M11S</meta:editing-duration>
    <meta:editing-cycles>1255</meta:editing-cycles>
    <meta:document-statistic meta:table-count="1" meta:cell-count="7622" meta:object-count="0"/>
  </office:meta>
</office:document-meta>
</file>